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HT">
      <style:text-properties officeooo:paragraph-rsid="01a7eaf8"/>
    </style:style>
    <style:style style:name="P6" style:family="paragraph" style:parent-style-name="HT_5f_Stumpf">
      <style:text-properties officeooo:rsid="01a41962" officeooo:paragraph-rsid="01ae4929"/>
    </style:style>
    <style:style style:name="P7" style:family="paragraph" style:parent-style-name="HT">
      <style:text-properties officeooo:paragraph-rsid="01ae5320"/>
    </style:style>
    <style:style style:name="P8" style:family="paragraph" style:parent-style-name="Footnote">
      <style:text-properties officeooo:rsid="01ae5320" officeooo:paragraph-rsid="01ae5320"/>
    </style:style>
    <style:style style:name="P9" style:family="paragraph" style:parent-style-name="Footnote">
      <style:text-properties officeooo:rsid="01aef29c" officeooo:paragraph-rsid="01aef29c"/>
    </style:style>
    <style:style style:name="P10" style:family="paragraph" style:parent-style-name="HT">
      <style:text-properties officeooo:rsid="01ba8382" officeooo:paragraph-rsid="01ba8382"/>
    </style:style>
    <style:style style:name="P11" style:family="paragraph" style:parent-style-name="HT">
      <style:text-properties officeooo:paragraph-rsid="01b7d5fe"/>
    </style:style>
    <style:style style:name="P12" style:family="paragraph" style:parent-style-name="Footnote">
      <style:text-properties officeooo:rsid="01b33953" officeooo:paragraph-rsid="01b33953"/>
    </style:style>
    <style:style style:name="P13" style:family="paragraph" style:parent-style-name="Footnote">
      <style:text-properties officeooo:paragraph-rsid="01b57b5a"/>
    </style:style>
    <style:style style:name="P14" style:family="paragraph" style:parent-style-name="Footnote">
      <style:text-properties officeooo:rsid="01b5d962" officeooo:paragraph-rsid="01b7d5fe"/>
    </style:style>
    <style:style style:name="P15" style:family="paragraph" style:parent-style-name="Footnote">
      <style:text-properties officeooo:rsid="01ba8382" officeooo:paragraph-rsid="01ba8382"/>
    </style:style>
    <style:style style:name="P16" style:family="paragraph" style:parent-style-name="HT">
      <style:text-properties officeooo:paragraph-rsid="01ba8382"/>
    </style:style>
    <style:style style:name="P17" style:family="paragraph" style:parent-style-name="Footnote">
      <style:text-properties officeooo:paragraph-rsid="01ba8382"/>
    </style:style>
    <style:style style:name="P18" style:family="paragraph" style:parent-style-name="HT_5f_Stumpf">
      <style:text-properties officeooo:rsid="0197eb78" officeooo:paragraph-rsid="01ba8382"/>
    </style:style>
    <style:style style:name="P19" style:family="paragraph" style:parent-style-name="HT">
      <style:text-properties officeooo:rsid="0197eb78" officeooo:paragraph-rsid="0197eb78"/>
    </style:style>
    <style:style style:name="P20" style:family="paragraph" style:parent-style-name="HT_5f_Stumpf">
      <style:text-properties officeooo:rsid="0172575d"/>
    </style:style>
    <style:style style:name="T1" style:family="text">
      <style:text-properties officeooo:rsid="0192fccd"/>
    </style:style>
    <style:style style:name="T2" style:family="text">
      <style:text-properties officeooo:rsid="0193d9fd"/>
    </style:style>
    <style:style style:name="T3" style:family="text">
      <style:text-properties fo:font-style="italic" officeooo:rsid="0193d9fd" style:font-style-asian="italic" style:font-style-complex="italic"/>
    </style:style>
    <style:style style:name="T4" style:family="text">
      <style:text-properties officeooo:rsid="01958835"/>
    </style:style>
    <style:style style:name="T5" style:family="text">
      <style:text-properties officeooo:rsid="01a7eaf8"/>
    </style:style>
    <style:style style:name="T6" style:family="text">
      <style:text-properties officeooo:rsid="01aceead"/>
    </style:style>
    <style:style style:name="T7" style:family="text">
      <style:text-properties officeooo:rsid="01b33953"/>
    </style:style>
    <style:style style:name="T8" style:family="text">
      <style:text-properties officeooo:rsid="019fc52a"/>
    </style:style>
    <style:style style:name="T9" style:family="text">
      <style:text-properties officeooo:rsid="019730c4"/>
    </style:style>
    <style:style style:name="T10" style:family="text">
      <style:text-properties officeooo:rsid="019a6f31"/>
    </style:style>
    <style:style style:name="T11" style:family="text">
      <style:text-properties officeooo:rsid="019c2461"/>
    </style:style>
    <style:style style:name="T12" style:family="text">
      <style:text-properties officeooo:rsid="019c772c"/>
    </style:style>
    <style:style style:name="T13" style:family="text">
      <style:text-properties officeooo:rsid="01ae5320"/>
    </style:style>
    <style:style style:name="T14" style:family="text">
      <style:text-properties officeooo:rsid="019e386e"/>
    </style:style>
    <style:style style:name="T15" style:family="text">
      <style:text-properties officeooo:rsid="01a0737b"/>
    </style:style>
    <style:style style:name="T16" style:family="text">
      <style:text-properties officeooo:rsid="01a1ca59"/>
    </style:style>
    <style:style style:name="T17" style:family="text">
      <style:text-properties officeooo:rsid="01a2881b"/>
    </style:style>
    <style:style style:name="T18" style:family="text">
      <style:text-properties officeooo:rsid="01b02a76"/>
    </style:style>
    <style:style style:name="T19" style:family="text">
      <style:text-properties officeooo:rsid="01a56e50"/>
    </style:style>
    <style:style style:name="T20" style:family="text">
      <style:text-properties officeooo:rsid="01a64d78"/>
    </style:style>
    <style:style style:name="T21" style:family="text">
      <style:text-properties officeooo:rsid="01b20006"/>
    </style:style>
    <style:style style:name="T22" style:family="text">
      <style:text-properties officeooo:rsid="01ae4929"/>
    </style:style>
    <style:style style:name="T23" style:family="text">
      <style:text-properties officeooo:rsid="01a8c87f"/>
    </style:style>
    <style:style style:name="T24" style:family="text">
      <style:text-properties officeooo:rsid="01a9e264"/>
    </style:style>
    <style:style style:name="T25" style:family="text">
      <style:text-properties officeooo:rsid="01ba8382"/>
    </style:style>
    <style:style style:name="T26" style:family="text">
      <style:text-properties fo:font-style="normal" officeooo:rsid="01958835" style:font-style-asian="normal" style:font-style-complex="normal"/>
    </style:style>
    <style:style style:name="T27" style:family="text">
      <style:text-properties fo:font-style="normal" officeooo:rsid="01ba8382" style:font-style-asian="normal" style:font-style-complex="normal"/>
    </style:style>
    <style:style style:name="T28" style:family="text">
      <style:text-properties officeooo:rsid="01aba216"/>
    </style:style>
    <style:style style:name="T29" style:family="text">
      <style:text-properties fo:font-style="italic" style:font-style-asian="italic" style:font-style-complex="italic"/>
    </style:style>
    <style:style style:name="T30" style:family="text">
      <style:text-properties fo:font-style="normal" officeooo:rsid="01a9e264" style:font-style-asian="normal" style:font-style-complex="normal"/>
    </style:style>
    <style:style style:name="T31" style:family="text">
      <style:text-properties officeooo:rsid="01aaed18"/>
    </style:style>
    <style:style style:name="T32" style:family="text">
      <style:text-properties officeooo:rsid="01aef29c"/>
    </style:style>
    <style:style style:name="T33" style:family="text">
      <style:text-properties officeooo:rsid="01b4ca8c"/>
    </style:style>
    <style:style style:name="T34" style:family="text">
      <style:text-properties officeooo:rsid="01b57b5a"/>
    </style:style>
    <style:style style:name="T35" style:family="text">
      <style:text-properties officeooo:rsid="01b5d962"/>
    </style:style>
    <style:style style:name="T36" style:family="text">
      <style:text-properties officeooo:rsid="01b7d5fe"/>
    </style:style>
    <style:style style:name="T37" style:family="text">
      <style:text-properties officeooo:rsid="01b9678c"/>
    </style:style>
    <style:style style:name="T38" style:family="text">
      <style:text-properties officeooo:rsid="01bb0b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1">Die </text:span>Gründung der KGPZ 1764 </text:h>
            </text:list-item>
          </text:list>
        </text:list-item>
      </text:list>
      <text:p text:style-name="P3"/>
      <text:p text:style-name="P4"><text:span text:style-name="T2">Die Gründung der </text:span><text:span text:style-name="T3">Königsbergschen Gelehrten und Politischen Zeitungen</text:span><text:span text:style-name="T2"> </text:span><text:span text:style-name="T4">(KGPZ) </text:span><text:span text:style-name="T2">im Frühjahr 1764 ist eng mit dem Buchladen und dem verlegerischen Wirken </text:span><text:span text:style-name="T4">von Johann Jakob Kanter </text:span><text:span text:style-name="T5">(</text:span>1738–1786<text:span text:style-name="T5">)</text:span><text:span text:style-name="T4"> verbunden.</text:span><text:span text:style-name="T4"><text:note text:id="ftn1" text:note-class="footnote"><text:note-citation>1</text:note-citation><text:note-body><text:p text:style-name="Footnote"><text:span text:style-name="T6">Z</text:span>u Kanter: einfach <text:span text:style-name="T6">auf </text:span>Hamann-Register-Eintrag <text:span text:style-name="T6">verweisen</text:span>? Kohnen-Aufsatz?</text:p></text:note-body></text:note></text:span><text:span text:style-name="T4"> Das erste Stück der Zeitung</text:span><text:span text:style-name="T2"> </text:span><text:span text:style-name="T4">vom 3. Februar</text:span><text:span text:style-name="T2"> </text:span><text:span text:style-name="T4">erschien im Jahr nach dem Frieden von</text:span><text:span text:style-name="T2"> Hubertusburg und zwei Jahre nach dem Ende der russischen Besatzung </text:span><text:span text:style-name="T4">Königsbergs im Siebenjährigen Krieg </text:span><text:span text:style-name="T7">[okay, so weit lokal- und Geopolitisch, aber wie wars Pressegeschichtlich in der späten Frühaufklärung? Wurden viele solche Blätter in der Zeit gegründet? Was waren konkrete Vorbilder?]</text:span><text:span text:style-name="T4">. </text:span><text:span text:style-name="T8">Der umtriebige </text:span><text:span text:style-name="T4">Kanter vermochte es in der folgenden Aufbruchsstimmung, eine Reihe junger </text:span><text:span text:style-name="T9">Schriftsteller</text:span><text:span text:style-name="T4"> für das Zeitungsprojekt zu gewinnen, das durch Rezensionen und Anzeigen von Neuerscheinungen seinem Buchgeschäft helfen sollte. Sein Buchladen war </text:span><text:span text:style-name="T10">ab Anfang der 1760er Jahre</text:span><text:span text:style-name="T4"> das Zentrum der Königsberger Intellektuellen und sein verlegerisches Wirken, </text:span><text:span text:style-name="T11">das besonders für d</text:span><text:span text:style-name="T12">as</text:span><text:span text:style-name="T11"> frühe </text:span><text:span text:style-name="T13">literarische </text:span><text:span text:style-name="T12">Schaffen</text:span><text:span text:style-name="T11"> Hamanns, Kants </text:span><text:span text:style-name="T12">und Herders</text:span><text:span text:style-name="T11"> von Bedeutung war</text:span><text:span text:style-name="T4">, trug maßgeblich dazu bei, Königsberg von der Provinz zu einem bedeutenden Ort der Aufklärung zu machen.</text:span><text:span text:style-name="T4"><text:note text:id="ftn2" text:note-class="footnote"><text:note-citation>2</text:note-citation><text:note-body><text:p text:style-name="Footnote"><text:span text:style-name="T6">V</text:span>gl. Dreher, 182–187</text:p></text:note-body></text:note></text:span></text:p>
      <text:p text:style-name="P5"><text:span text:style-name="T11">Eine weitere Gunst der Stunde, die Kanter nutzte, war die </text:span><text:span text:style-name="T12">seinerzeitige</text:span><text:span text:style-name="T11"> Schwäche </text:span><text:span text:style-name="T14">der</text:span><text:span text:style-name="T11"> Königsberger Konkurrenz, namentlich des Hartungschen Buchladens, </text:span><text:span text:style-name="T8">der ebenfalls eine Zeitung herausgab.</text:span><text:span text:style-name="T11"> </text:span><text:span text:style-name="T12">Nach dem Tod </text:span>Johann Heinrich Hartung<text:span text:style-name="T12">s 1756 </text:span><text:span text:style-name="T8">sowie</text:span><text:span text:style-name="T12"> </text:span><text:span text:style-name="T8">einiger</text:span><text:span text:style-name="T12"> weiterer Leiter des Familienbetriebs </text:span><text:span text:style-name="T8">in den Folgejahren</text:span><text:span text:style-name="T12"> konnte sich das Unternehmen erst ab den späten 1760er Jahren unter der Leitung Gottlieb Leberecht Hartungs </text:span><text:span text:style-name="T5">(</text:span>1747–1797<text:span text:style-name="T5">)</text:span><text:span text:style-name="T12"> wieder stabilisieren.</text:span><text:span text:style-name="T12"><text:note text:id="ftn3" text:note-class="footnote"><text:note-citation>3</text:note-citation><text:note-body><text:p text:style-name="Footnote"><text:span text:style-name="T6">V</text:span>gl. Dreher, 171f. u. 204–206</text:p></text:note-body></text:note></text:span><text:span text:style-name="T12"> Diese Konkurrenz </text:span><text:span text:style-name="T8">von Kanterschem Buchladen bzw. Zeitung mit Hartung spielte noch</text:span><text:span text:style-name="T12"> eine bedeutende Rolle in der Geschichte der </text:span><text:span text:style-name="T8">KGPZ, </text:span><text:span text:style-name="T15">sie</text:span><text:span text:style-name="T8"> endete</text:span><text:span text:style-name="T12"> letztlich </text:span><text:span text:style-name="T8">in den späten 1780ern </text:span><text:span text:style-name="T12">mit der Übernahme des Kanterschen Buchladens durch Hartung. </text:span><text:span text:style-name="T15">– 1763 aber </text:span><text:span text:style-name="T16">versuchte Kanter zunächst, für seinen Buchladen an ein königlich-preußisches Privileg zu gelangen (ähnlich einer </text:span><text:soft-page-break/><text:span text:style-name="T16">staatlichen Konzession), nachdem ihm 1760 ein solches bereits von der russischen Besatzung gewährt worden war. Bei Gelegenheit dieser Bitte suchte er zugleich um </text:span><text:span text:style-name="T17">Gewährung eines Privilegs</text:span><text:span text:style-name="T16"> zur Herausgabe einer Zeitung </text:span><text:span text:style-name="T17">an und begründete dies in einem Schreiben vom 16. September 1763, das den Plan des Zeitungsprojekts umreißt, folgendermaßen</text:span><text:span text:style-name="T16">: </text:span></text:p>
      <text:p text:style-name="Quotations"><text:span text:style-name="T16">Diesemnächst geruhen Ewr. Königl. Majestät auch sich von mir allerunterthänigst vorstellen zu lassen, da</text:span><text:span text:style-name="T17">ß</text:span><text:span text:style-name="T16"> ich auf Zureden verschiedener dortigen Gelehrten, zur Verbeßerung des dortigen Geschmacks und mehrerer Ausbreitung </text:span>des Commercii litterarii, woran es in Preußen, in Rücksicht auf andere deutsche Universitaeten noch sehr mangelt, <text:span text:style-name="T16">intentioniret bin, eine Gelehrte Zeitung zu verlegen. Nur muß ich besorgen, da</text:span><text:span text:style-name="T18">ß</text:span><text:span text:style-name="T16"> solche von Anfang nicht so starck gehn möchte, daß ich diese nützliche Entreprise souteniren könnte, wenn Ew. Kgl. Majest. </text:span><text:span text:style-name="T17">m</text:span><text:span text:style-name="T16">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4" text:note-class="footnote"><text:note-citation>4</text:note-citation><text:note-body><text:p text:style-name="Footnote"><text:span text:style-name="T6">Z</text:span>itiert nach Rehberg, 91f., vgl. auch Dreher, 181f.</text:p></text:note-body></text:note></text:p>
      <text:p text:style-name="P6"><text:span text:style-name="T19">Der Plan für die Zeitung sah also einerseits einen gelehrten Teil mit Rezensionen, Buchanzeigen, </text:span><text:span text:style-name="T5">Aufsätzen und Gedichten</text:span><text:span text:style-name="T19"> vor, andererseits einen politischen Teil mit Nachrichten von Korrespondenten ‚aus aller Welt‘. </text:span><text:span text:style-name="T5">So wurde es in der zwei Mal wöchentlich erscheinenden Zeitung dann auch gehandhabt; f</text:span><text:span text:style-name="T19">ür die letzte </text:span><text:span text:style-name="T5">von vier</text:span><text:span text:style-name="T19"> Seite</text:span><text:span text:style-name="T5">n (auf einem halben Quartbogen)</text:span><text:span text:style-name="T19"> kam noch ein Anzeigenteil mit Nachrichten zur Lotterie, Wechselkursen, Lokalanzeigen, </text:span><text:span text:style-name="T20">Fremdenlisten</text:span><text:span text:style-name="T19"> etc. hinzu. </text:span><text:span text:style-name="T21">[Kombination von Gelehrter und Politischer Presse eigentlich nicht zeittypisch?! Was für eine Art von Medium ist die KGPZ denn eigentlich?] </text:span><text:span text:style-name="T19">– </text:span>Das Buchhandelsprivileg wurde Kanter zwar <text:span text:style-name="T19">in der Antwort auf seine Bitte am 1. Dezember 1763 </text:span>gewährt, <text:span text:style-name="T19">dasjenige für die Herausgabe einer Zeitung jedoch nur mit der Einschränkung, dass nur solche politischen Nachrichten gebracht werden dürfen, die </text:span>nicht vorher in den Hartungschen Zeitungen erschienen sind, welche bereits das Privileg für politische Nachrichten <text:span text:style-name="T20">besaß</text:span>.<text:note text:id="ftn5" text:note-class="footnote"><text:note-citation>5</text:note-citation><text:note-body><text:p text:style-name="Footnote">Vgl. Rehberg, 92: „[…]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p></text:note-body></text:note></text:p>
      <text:p text:style-name="P7"><text:soft-page-break/><text:span text:style-name="T19">Für die Zensur des gelehrten Teils </text:span><text:span text:style-name="T13">der Zeitung </text:span><text:span text:style-name="T19">sollte die philosophische Fakultät der </text:span><text:span text:style-name="T5">Königsberger Universität</text:span><text:span text:style-name="T19"> verantwortlich sein, für den politischen Teil das ‚Königl</text:span><text:span text:style-name="T20">iche</text:span><text:span text:style-name="T19"> Officium fisci‘.</text:span><text:span text:style-name="T19"><text:note text:id="ftn6" text:note-class="footnote"><text:note-citation>6</text:note-citation><text:note-body><text:p text:style-name="Footnote">Rehberg, 92; <text:span text:style-name="T22">allzu aktiv darf man sich die Zensur im Zeitalter Friedrichs II. nicht vorstellen; </text:span>zu einem konkreten Fall vgl. https://dev.hamann-ausgabe.de/HKB/Briefe/611#256-12; zum ‚Officium Fisci‘, einer Behörde mit recht unklaren Zuständigkeiten, vgl. Isaacsohn: Geschichte des Preußischen Beamtenthums, Bd. 2 (Berlin 1878), S. 323.</text:p></text:note-body></text:note></text:span><text:span text:style-name="T20"> </text:span><text:span text:style-name="T22">Zur anfänglichen </text:span><text:span text:style-name="T6">Auflage </text:span><text:span text:style-name="T22">ist wenig bekannt. 1779, als Kanters Unternehmungen und die Zeitung schon recht im Zerfall begriffen waren, schreibt Hamann einmal an Herder, die „Zeitungsleser auswärtig u einheimische werden nicht viel über 200 ausmachen“.</text:span><text:span text:style-name="T22"><text:note text:id="ftn7" text:note-class="footnote"><text:note-citation>7</text:note-citation><text:note-body><text:p text:style-name="Footnote">https://dev.hamann-ausgabe.de/HKB/Briefe/574#149-16</text:p></text:note-body></text:note></text:span><text:span text:style-name="T22"> Anfänglich dürfte die Auflage deutlich höher, aber auch ziemlich schwankend gewesen sein; für das zweite Halbjahr </text:span><text:span text:style-name="T13">1764 notiert Hamann einmal, es seien 100 Pränumeranten oder mehr</text:span> <text:span text:style-name="T13">„</text:span>auf dies zweyte halbe Jahr abgegangen aber auch einige neue<text:span text:style-name="T13">“</text:span> dazu gekommen.<text:note text:id="ftn8" text:note-class="footnote"><text:note-citation>8</text:note-citation><text:note-body><text:p text:style-name="Footnote">https://dev.hamann-ausgabe.de/HKB/Briefe/263#251-31; <text:span text:style-name="T13">‚Pränumerant‘ entspricht im zeitgenössischen Sprachgebrauch etwa dem späteren ‚Subskribent‘.</text:span></text:p></text:note-body></text:note></text:p>
      <text:p text:style-name="P7"><text:span text:style-name="T4">Die </text:span><text:span text:style-name="T9">Schriftsteller, </text:span><text:span text:style-name="T23">welche Kanter für sein Zeitungsprojekt </text:span><text:span text:style-name="T24">als Beiträger und Redakteure gewinnen konnte</text:span><text:span text:style-name="T23">,</text:span><text:span text:style-name="T4"> hatte</text:span><text:span text:style-name="T9">n</text:span><text:span text:style-name="T4"> teilweise bereits in </text:span><text:span text:style-name="T24">den frühen 1750er Jahren in </text:span><text:span text:style-name="T4">der moralischen Wochenschrift </text:span><text:span text:style-name="T25">„</text:span><text:span text:style-name="T26">Daphne</text:span><text:span text:style-name="T27">“</text:span><text:span text:style-name="T4"> zusammengearbeitet,</text:span><text:span text:style-name="T4"><text:note text:id="ftn9" text:note-class="footnote"><text:note-citation>9</text:note-citation><text:note-body><text:p text:style-name="P8">Zu <text:span text:style-name="T10">Daphne vgl. Hamann-Register-Eintrag?</text:span></text:p></text:note-body></text:note></text:span><text:span text:style-name="T4"> </text:span><text:span text:style-name="T9">so die beiden Redakteure des ersten Jahrgangs, Hamann </text:span><text:span text:style-name="T18">und</text:span><text:span text:style-name="T9"> </text:span>Johann Friedrich Lauson.<text:note text:id="ftn10" text:note-class="footnote"><text:note-citation>10</text:note-citation><text:note-body><text:p text:style-name="P8">Zu Lauson vgl. <text:span text:style-name="T10">Hamann-Register-Eintrag </text:span>oder Kohnen-Aufsatz?</text:p></text:note-body></text:note> <text:span text:style-name="T28">Vor allem die Rezensionen und auch sonst fast alle Beiträge zur Zeitung erschienen zwar zeittypisch anonym oder allenfalls mit einem Kürzel signiert. Viele Beiträger lassen sich indessen rekonstruieren, vor allem anhand der</text:span><text:span text:style-name="T24"> gut überlieferten Briefe Hamanns an Johann Gotthelf Lindner</text:span><text:span text:style-name="T24"><text:note text:id="ftn11" text:note-class="footnote"><text:note-citation>11</text:note-citation><text:note-body><text:p text:style-name="Footnote"><text:span text:style-name="T13">Z</text:span>u Lindner, Hamann-Register-Eintrag?</text:p></text:note-body></text:note></text:span><text:span text:style-name="T24"> und dem Briefwechsel mit Herder.</text:span><text:span text:style-name="T24"><text:note text:id="ftn12" text:note-class="footnote"><text:note-citation>12</text:note-citation><text:note-body><text:p text:style-name="Footnote">Verweis zu ZH/HKB</text:p></text:note-body></text:note></text:span><text:span text:style-name="T24"> </text:span><text:span text:style-name="T28">Durch diese Briefe bekommt man auch einen </text:span><text:span text:style-name="T13">guten</text:span><text:span text:style-name="T28"> Einblick in die Redaktionsvorgänge einer Zeitung in den 1760er Jahren; der erste Jahrgang der KGPZ und die drei Monate von Hamanns Redakteurstätigkeit sind denn auch der am intensivsten untersuchte Zeitabschnitt der KGPZ.</text:span><text:span text:style-name="T28"><text:note text:id="ftn13" text:note-class="footnote"><text:note-citation>13</text:note-citation><text:note-body><text:p text:style-name="Footnote">[Vgl. Pupi etc., Klopfer etc.]</text:p></text:note-body></text:note></text:span><text:span text:style-name="T28"> –</text:span><text:span text:style-name="T24"> Neben den selbst geschriebenen Beiträgen der Redakteure finde</text:span><text:span text:style-name="T28">t</text:span><text:span text:style-name="T24"> sich im ersten Jahrgang weiterhin </text:span>ein Aufsatz über mehrere Stücke von Kant (<text:span text:style-name="T29">Über die Krankheiten des Kopfes</text:span>) <text:span text:style-name="T24">sowie eine Rezension von ihm,</text:span><text:span text:style-name="T30"><text:note text:id="ftn14" text:note-class="footnote"><text:note-citation>14</text:note-citation><text:note-body><text:p text:style-name="P8">Verweis auf KGPZ-Eintrag</text:p></text:note-body></text:note></text:span> außerdem einige Gedichte und eine Rezension des 19jährigen<text:span text:style-name="T24"> Herder</text:span>.<text:note text:id="ftn15" text:note-class="footnote"><text:note-citation>15</text:note-citation><text:note-body><text:p text:style-name="P8">Verweis auf KGPZ-Eintrag</text:p></text:note-body></text:note> An eher lokal bekannten Personen gibt es <text:soft-page-break/>noch etwa den Lehrer am Fridericianum Gottlob Schlegel<text:note text:id="ftn16" text:note-class="footnote"><text:note-citation>16</text:note-citation><text:note-body><text:p text:style-name="P8">Verweis auf KGPZ-Eintrag</text:p></text:note-body></text:note> <text:span text:style-name="T6">oder</text:span> den seinerzeitigen Feldprediger in Bartenstein und späteren Erzbischof und Kant-Biographen Ludwig Ernst Borowski.<text:note text:id="ftn17" text:note-class="footnote"><text:note-citation>17</text:note-citation><text:note-body><text:p text:style-name="P8">Verweis auf KGPZ-Eintrag. – Z<text:span text:style-name="T28">u einer Übersicht über die Beiträger und rezensierten Werke in den ersten drei Monaten der KGPZ vgl. Klopfer, </text:span><text:span text:style-name="T6">380f.</text:span></text:p></text:note-body></text:note> <text:span text:style-name="T31">In bald folgenden Jahrgängen lieferten auch die </text:span><text:span text:style-name="T28">später </text:span><text:span text:style-name="T18">sehr bekannten</text:span><text:span text:style-name="T31"> </text:span><text:span text:style-name="T28">Königsberger </text:span><text:span text:style-name="T31">Schriftsteller Theodor Gottlieb Hippel und Johann George Scheffner Beiträge für die KGPZ.</text:span><text:span text:style-name="T31"><text:note text:id="ftn18" text:note-class="footnote"><text:note-citation>18</text:note-citation><text:note-body><text:p text:style-name="P9">Vgl. KGPZ-Register-Einträge</text:p></text:note-body></text:note></text:span><text:span text:style-name="T31"> – </text:span><text:span text:style-name="T32">Es</text:span><text:span text:style-name="T31"> versammelte sich also, </text:span><text:span text:style-name="T32">insgesamt betrachtet,</text:span><text:span text:style-name="T31"> </text:span><text:span text:style-name="T32">eine Schar von jungen, begabten und hernach berühmten Schriftstellern und Gelehrtern hinter dem Projekt der KGPZ; und die Kanterschen Zeitungen hätten eines der maßgeblichen Publikations- und Rezensionsorgane des ›Königsberger Jahrhunderts‹ werden können.</text:span></text:p>
      <text:p text:style-name="P10">[ <text:span text:style-name="T20">die ‚Nachricht‘ als Voranzeige (vllt. Faksimile hier? passt ja anscheinend sonst nirgends ins Schema) und der Programmartikel im ersten Stück</text:span>]</text:p>
      <text:p text:style-name="P11"><text:span text:style-name="T32">Dass es nicht dazu kam, lag in erster Linie daran, dass es Kanter nicht gelang, die hohen intellektuellen Ansprüche seiner Redakteure und Beiträger mit seinem Interesse an einer publikumswirksamen und populären Zeitung zu vereinbaren, die auch den </text:span><text:span text:style-name="T7">Absatz</text:span><text:span text:style-name="T32"> in seinem Buchladen </text:span><text:span text:style-name="T21">vor</text:span><text:span text:style-name="T32">antreibt. Auch </text:span><text:span text:style-name="T33">sein</text:span><text:span text:style-name="T32"> </text:span><text:span text:style-name="T21">‚</text:span><text:span text:style-name="T32">windiger</text:span><text:span text:style-name="T21">‘</text:span><text:span text:style-name="T32"> Charakter </text:span><text:span text:style-name="T21">und</text:span><text:span text:style-name="T32"> </text:span><text:span text:style-name="T33">die</text:span><text:span text:style-name="T21"> Neigung, sich enthusiastisch auf neue Projekte zu stürzen, sie aber </text:span><text:span text:style-name="T7">ebenso bald zu vernachlässigen, mag eine Rolle gespielt haben.</text:span><text:span text:style-name="T7"><text:note text:id="ftn0" text:note-class="footnote"><text:note-citation>19</text:note-citation><text:note-body><text:p text:style-name="P12">Literatur?</text:p></text:note-body></text:note></text:span><text:span text:style-name="T7"> </text:span><text:span text:style-name="T33">Bereits das erste Stück, so teilt Hamann Lindner vertraulich mit, sei ziemlich „verhudelt“ und von den „</text:span>100 Verdrüslichkeiten<text:span text:style-name="T33">“, die er in seinem Redakteursposten voraus</text:span><text:span text:style-name="T34">ehe</text:span><text:span text:style-name="T33">, erwarte er keine größere als von dem „Temperament </text:span>meines Verlegers<text:span text:style-name="T33">“; Kanter wolle „</text:span>nichts haben als Mittel, die Bücher abzusetzen<text:span text:style-name="T33">“ und „diese eigennützige und niedrige Absichten verheelt er sich selbst unter den prächtigen Redensarten vom Geschmack des Publici und dergl. mehr“.</text:span><text:span text:style-name="T33"><text:note text:id="ftn19" text:note-class="footnote"><text:note-citation>20</text:note-citation><text:note-body><text:p text:style-name="P13"><text:span text:style-name="T34">&lt;</text:span>https://dev.hamann-ausgabe.de/HKB/Briefe/<text:span text:style-name="T34">257</text:span>#<text:span text:style-name="T34">235</text:span>-1<text:span text:style-name="T34">9&gt; (Z. 19–32)</text:span></text:p></text:note-body></text:note></text:span><text:span text:style-name="T34"> Für Hamann hatte der Redakteursposten also „wenig Reitz“ und trotz eines Angebots für einen Jahresvertrag auf 400 Gulden verließ er die Zeitung als Redakteur bereits Mitte Mai 1764</text:span><text:span text:style-name="T35">.</text:span><text:span text:style-name="T35"><text:note text:id="ftn20" text:note-class="footnote"><text:note-citation>21</text:note-citation><text:note-body><text:p text:style-name="P14"><text:span text:style-name="T36">&lt;</text:span>https://dev.hamann-ausgabe.de/HKB/Briefe/<text:span text:style-name="T34">25</text:span><text:span text:style-name="T36">8</text:span>#<text:span text:style-name="T34">23</text:span><text:span text:style-name="T36">8</text:span>-1<text:span text:style-name="T36">1&gt; (Z. 11–17)</text:span>, <text:span text:style-name="T36">vgl. &lt;</text:span>https://dev.hamann-ausgabe.de/HKB/Briefe/<text:span text:style-name="T34">2</text:span><text:span text:style-name="T36">63</text:span>#<text:span text:style-name="T36">250</text:span>-<text:span text:style-name="T36">24&gt;</text:span> und <text:span text:style-name="T36">&lt;</text:span>https://dev.hamann-ausgabe.de/HKB/Briefe/<text:span text:style-name="T34">2</text:span><text:span text:style-name="T36">66</text:span>#<text:span text:style-name="T36">255</text:span>-<text:span text:style-name="T36">18&gt;.</text:span></text:p></text:note-body></text:note></text:span><text:span text:style-name="T37"> – Dem Absatz für seinen Buchladen dienten auch die zahlreichen Bücher- und Verkaufslisten des Kanterschen Buchladens, die in den Zeitungen abgedruckt sind [einige Verweise, auch auf die Kategorie], später auch in ganzen Beilagen; sie können heute als ein relativ präziser Überblick darüber die</text:span><text:soft-page-break/><text:span text:style-name="T37">nen, was im Königsberg der 1760er Jahre an neuerschienenen Büchern verfügbar war; etwa ein Vergleich mit den Messkatalogen der Leipziger Buchmesse</text:span><text:span text:style-name="T25">n</text:span><text:span text:style-name="T37"> </text:span><text:span text:style-name="T25">würde sich lohnen</text:span><text:span text:style-name="T37">.</text:span><text:span text:style-name="T37"><text:note text:id="ftn23" text:note-class="footnote"><text:note-citation>22</text:note-citation><text:note-body><text:p text:style-name="P15">Zu den Messkatalogen vgl. Michael Pilz: „Den 21. brachte Kant den Messkatalog.“ Zur Praxeologie und Geschichte eines literarischen Informationsmediums im 18. Jahrhundert.</text:p></text:note-body></text:note></text:span></text:p>
      <text:p text:style-name="P16"><text:span text:style-name="T36">Um den Widerspruch von intellektuellem Niveau und populärer Verständlichkeit zu adressieren, der die ersten Monate der Zeitungen offenbar prägte, richtete sich </text:span>Kanter <text:span text:style-name="T36">in einem Artikel vom 25. Juni </text:span>pers<text:span text:style-name="T36">ö</text:span>nlich an die Leser<text:span text:style-name="T37">, und zwar</text:span> <text:span text:style-name="T36">mit der Ankündigung eines</text:span> ausw<text:span text:style-name="T36">ä</text:span>rtigen Redakteur<text:span text:style-name="T36">s</text:span>,<text:span text:style-name="T36"> </text:span>nachdem er <text:span text:style-name="T37">„</text:span>wahrgenommen hat, das verschiedne der bisherigen [Zeitungen]<text:span text:style-name="T36"> </text:span>dem Wunsche der Leser nicht v<text:span text:style-name="T37">ö</text:span>llig genug zu thun geschienen<text:span text:style-name="T37">. […] Um aber die Freunde des bisherigen Verfassers [Hamann] nicht zu sehr zu erschrecken, meldet man ihnen zugleich, daß derselbe nicht gänzlich ausgeschlossen bleibt; sondern noch zuweilen, so viel ihm seine Geschäfte erlauben, Beyträge einsenden, und dadurch ihrem Geschmacke Gnuge leisten wird.</text:span>“<text:note text:id="ftn21" text:note-class="footnote"><text:note-citation>23</text:note-citation><text:note-body><text:p text:style-name="Footnote">https://dev.koenigsberger-zeitungen.de/1764/42</text:p></text:note-body></text:note> Herder wird dieses Stuck sp<text:span text:style-name="T37">ä</text:span>ter einen „Schand- u. Liebespfal“<text:span text:style-name="T25"> </text:span>nennen,<text:note text:id="ftn22" text:note-class="footnote"><text:note-citation>24</text:note-citation><text:note-body><text:p text:style-name="P17"><text:span text:style-name="T35">https://dev.hamann-ausgabe.de/HKB/Briefe/</text:span><text:span text:style-name="T25">316</text:span><text:span text:style-name="T35">#</text:span><text:span text:style-name="T25">359</text:span><text:span text:style-name="T35">-1</text:span><text:span text:style-name="T25">9</text:span></text:p></text:note-body></text:note> der Hamann einen guten Monat nach seinem Abschied als Redakteur von Kanter<text:span text:style-name="T25"> </text:span>gesetzt wurde<text:span text:style-name="T25">.</text:span> <text:span text:style-name="T25">Tatsächlich lieferte Hamann bis 1781 immer wieder Beiträge, meistens mit schlechtem Gewissen, da er der Zeitungsarbeit doch entsagt habe [Beispiel; vgl. die Beiträge-Liste https://dev.koenigsberger-zeitungen.de/akteure/hamann]. Auch Herder bis etc. [vgl. https://dev.koenigsberger-zeitungen.de/akteure/herder]. Da er dann deutschlandweit ziemlich berühmt war, bessere und einflussreichere Publikationsmöglichkeiten hatte und den Kontakt zu seiner preußischen Heimat außer mit Hamann ziemlich abbrach, erschienen später keine Beiträge mehr von Herder. Auch Kant wurde mit den KGPZ nie recht warm und veröffentlichte später höchstens </text:span><text:span text:style-name="T38">einige Gelegenheitsartikel</text:span><text:span text:style-name="T25">; </text:span><text:span text:style-name="T38">er </text:span><text:span text:style-name="T25">war aber ansonsten</text:span><text:span text:style-name="T38"> auch</text:span><text:span text:style-name="T25"> eher ein Leser der Hartungschen Zeitung [Nachweis?].</text:span></text:p>
      <text:p text:style-name="P3"/>
      <text:p text:style-name="P3"/>
      <text:list text:continue-numbering="true" text:style-name="Outline">
        <text:list-item>
          <text:list>
            <text:list-item>
              <text:h text:style-name="Heading_20_2" text:outline-level="2"><text:span text:style-name="T1">Der Verlauf</text:span> der KGPZ bis zu Kanters Bankrott <text:span text:style-name="T1">– der</text:span> Verkauf und neue Eigentümer in den <text:span text:style-name="T1">17</text:span>80ern</text:h>
            </text:list-item>
          </text:list>
        </text:list-item>
      </text:list>
      <text:p text:style-name="HT_5f_Stumpf"/>
      <text:p text:style-name="P18">Anzeichen des Niedergangs <text:span text:style-name="T32">gab es </text:span><text:span text:style-name="T7">also </text:span>gleich zu Beginn<text:span text:style-name="T25">.</text:span> Erstaunlich ist es dann <text:span text:style-name="T32">eher</text:span>, dass die KGPZ sich so lange <text:span text:style-name="T32">hielt</text:span>. Das Versprechen, zentrales Organ des ›Königsber<text:soft-page-break/>ger Jahrhunderts‹ zu sein, konnten die KGPZ zwar nie einhalten, immer konnte sich das Blatt aber weitaus länger halten als die meisten, zumeist kurzlebigen Periodika der Zeit. Und Auch der Niedergang und Verkauf in den 1780ern lag nicht an den KGPZ, sondern am Niedergang von Kanters sonstigen Geschäften (Papiermühle, Druckerei etc.) und seinem allgemein windigen Charakter.</text:p>
      <text:p text:style-name="P19">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er wendete sich dann auch bald ab und schrieb ab etc. gar nichts mehr (war auch unter seiner Würde, da mittlerweile berühmt). Hamann nahm sich immer wieder vor, für die KGPZ nichts mehr zu schreiben, tat es dann aber doch wieder, und bis in die frühen 80er; dazu aber mehr unten. Kant soll in den 70ern sowieso eher die Hartungsche Zeitung gelesen haben. Hippel etc.</text:p>
      <text:p text:style-name="P19">Wandel hin zu mehr gelehrten Beilagen, Nachdruck der Kalender 1770f.</text:p>
      <text:p text:style-name="P3"/>
      <text:list text:continue-numbering="true" text:style-name="Outline">
        <text:list-item>
          <text:list>
            <text:list-item>
              <text:h text:style-name="Heading_20_2" text:outline-level="2">Redakteure und Beiträger für die KGPZ</text:h>
            </text:list-item>
          </text:list>
        </text:list-item>
      </text:list>
      <text:p text:style-name="HT_5f_Stumpf"/>
      <text:list text:continue-numbering="true" text:style-name="Outline">
        <text:list-item>
          <text:list>
            <text:list-item>
              <text:h text:style-name="Heading_20_2" text:outline-level="2">Zur Überlieferung heute</text:h>
            </text:list-item>
          </text:list>
        </text:list-item>
      </text:list>
      <text:p text:style-name="HT_5f_Stumpf"/>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6</text:page-number><text:span text:style-name="MT2">/</text:span><text:span text:style-name="MT2"><text:page-count>6</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9-26T16:48:13.74</meta:creation-date>
    <meta:editing-duration>P17DT20H55M17S</meta:editing-duration>
    <meta:editing-cycles>150</meta:editing-cycles>
    <meta:generator>LibreOffice/25.2.7.2$Windows_X86_64 LibreOffice_project/5cbfd1ab6520636bb5f7b99185aa69bd7456825d</meta:generator>
    <dc:date>2026-02-24T15:19:55.668436700</dc:date>
    <meta:print-date>2025-12-10T20:26:28.926227700</meta:print-date>
    <meta:printed-by>PDF-Dateien</meta:printed-by>
    <meta:document-statistic meta:table-count="0" meta:image-count="0" meta:object-count="0" meta:page-count="6" meta:paragraph-count="42" meta:word-count="1889" meta:character-count="13915" meta:non-whitespace-character-count="12065"/>
  </office:meta>
</office:document-meta>
</file>